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A2900000318016E7038DF23E1A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char" svg:x="0.817cm" svg:y="3.477cm" svg:width="24.469cm" svg:height="7.451cm" draw:z-index="0"><draw:image xlink:href="Pictures/1000000000000A2900000318016E7038DF23E1A8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1T21:27:28.645609440</meta:creation-date>
    <meta:print-date>2020-11-21T21:28:06.108395830</meta:print-date>
    <dc:date>2020-11-21T21:29:10.759672258</dc:date>
    <meta:editing-duration>PT1M4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0.3.1$Linux_X86_64 LibreOffice_project/00$Build-1</meta:generator>
  </office:meta>
</office:document-meta>
</file>